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-Light" svg:font-family="Helvetica-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irst_20_Page">
      <style:table-properties style:width="6.9813in" fo:margin-left="0.0139in" style:page-number="auto" table:align="left" style:writing-mode="lr-tb"/>
    </style:style>
    <style:style style:name="Table1.A" style:family="table-column">
      <style:table-column-properties style:column-width="6.9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none" fo:border-right="none" fo:border-top="1pt solid #000000" fo:border-bottom="1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top="0in" fo:margin-bottom="0in" style:contextual-spacing="false"/>
    </style:style>
    <style:style style:name="P4" style:family="paragraph" style:parent-style-name="Abstract_20_Text">
      <style:paragraph-properties fo:margin-left="0.25in" fo:margin-right="0in" fo:margin-top="0.25in" fo:margin-bottom="0.0346in" style:contextual-spacing="false" fo:text-align="justify" style:justify-single-word="false" fo:text-indent="-0.25in" style:auto-text-indent="false"/>
    </style:style>
    <style:style style:name="P5" style:family="paragraph" style:parent-style-name="Abstract_20_Head">
      <style:paragraph-properties fo:line-height="0.0098in"/>
    </style:style>
    <style:style style:name="P6" style:family="paragraph" style:parent-style-name="Abstract_20_Head">
      <style:paragraph-properties fo:margin-top="0in" fo:margin-bottom="0.0071in" style:contextual-spacing="false" fo:line-height="0.139in"/>
    </style:style>
    <style:style style:name="P7" style:family="paragraph" style:parent-style-name="Abstract_20_Text">
      <style:paragraph-properties fo:text-align="justify" style:justify-single-word="false"/>
    </style:style>
    <style:style style:name="P8" style:family="paragraph" style:parent-style-name="Article_20_Type">
      <style:paragraph-properties fo:text-align="start" style:justify-single-word="false" style:snap-to-layout-grid="false"/>
    </style:style>
    <style:style style:name="P9" style:family="paragraph" style:parent-style-name="Affilation">
      <style:text-properties fo:font-size="8pt" style:font-size-asian="8pt" style:font-size-complex="8pt"/>
    </style:style>
    <style:style style:name="P10" style:family="paragraph"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/>
    </style:style>
    <style:style style:name="T3" style:family="text">
      <style:text-properties fo:color="#ffffff"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/>
    <style:style style:name="Sect1" style:family="section">
      <style:section-properties text:dont-balance-text-columns="true" style:writing-mode="lr-tb" fo:margin-left="-0.002in" fo:margin-right="-0.002in" style:editable="false">
        <style:columns fo:column-count="2">
          <style:column style:rel-width="63839*" fo:start-indent="0in" fo:end-indent="0.1252in"/>
          <style:column style:rel-width="1696*" fo:start-indent="0.1252in" fo:end-indent="0in"/>
        </style:columns>
      </style:section-properties>
    </style:style>
    <style:style style:name="gr1" style:family="graphic">
      <style:graphic-properties draw:stroke="solid" svg:stroke-width="0.007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Clinical HealthIT</text:p>
            <text:p text:style-name="Article_20_title">From local and public, to global and personalized clinical monitoring</text:p>
            <text:p text:style-name="Author_20_name">Gobind Singh<text:span text:style-name="T1">1,</text:span><text:span text:style-name="T2">*</text:span>, Boaz Avitall<text:span text:style-name="T1">2</text:span> and Ruth Kleinpell<text:span text:style-name="T1">3</text:span></text:p>
            <text:p text:style-name="Affilation"><text:span text:style-name="T1">1</text:span>Department of Bioengineering, University of Illinois, Chicago, IL.</text:p>
            <text:p text:style-name="Affilation"><text:span text:style-name="T1">2</text:span>Department of Cardiology, University of Illinois, Chicago, IL.</text:p>
            <text:p text:style-name="Affilation"><text:span text:style-name="T1">3</text:span>Department of Medicine, Rush University, Chicago, IL</text:p>
            <text:p text:style-name="P9"/>
          </table:table-cell>
        </table:table-row>
      </table:table>
      <text:p text:style-name="P5"/>
      <text:section text:style-name="Sect1" text:name="Section1">
        <text:p text:style-name="P6"><text:span text:style-name="Footnote_20_Symbol"><text:span text:style-name="T3"><text:note text:id="ftn1" text:note-class="footnote"><text:note-citation text:label="*">*</text:note-citation><text:note-body><text:p text:style-name="Footnote">To whom correspondence should be addressed. </text:p></text:note-body></text:note></text:span></text:span>abstract</text:p>
        <text:p text:style-name="P7"><text:span text:style-name="T4">Motivation:</text:span> <text:s/></text:p>
        <text:p text:style-name="P7"><text:tab/>Medical monitoring often simply relies on multiple local deviations, rather than indicate a global clinical state in which a patient may truly exist. <text:s/>In this study, we test the AdaBoost algorithm from an analysis perspective, as a method to globalize multiple readings and signify a single relevant alert. <text:s/>Using this analysis method, we are able to identify readings that are algorithmically hard to decide, based on the number of iterations required by the learner. <text:s/>The Adaboost model is trained with all public data; however, testing is personalized to a single patient alone. <text:s/>We propose this global personalized measure as a new criteria with which to assess the clinical state of a patient. <text:s/></text:p>
        <text:p text:style-name="P7"><text:tab/>For a subset of heart disease patients in an at home telehealth study, we measure weight, blood pressure, and oximetry twice a day. <text:s/>Two labels, alert or no-alert, are assigned to each set of readings based on a statistical significance. <text:s/>Thus, eight possible clinical states exist from a binary set of three readings. <text:s/>Adaboost, using a 1:10 cross-validation, is then used to build a model of the labeled data, and a frequency histogram shows the number of iterations for each of the eight clinical states. <text:s/>This is done separately for both the correct as well as incorrectly tested results. <text:s text:c="2"/>Finally, to test the significance of the ranked hardness histogram to true clinical state, a clinician hand-scores the significance of raw data. <text:s/>In this manner, the relevance of algorithmic hardness to medically assessed critical states is determined.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-Light" svg:font-family="Helvetica-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665in" fo:orphans="2" fo:widows="2" fo:hyphenation-ladder-count="no-limit" style:writing-mode="lr-tb"/>
      <style:text-properties style:use-window-font-color="true" style:font-name="Times" fo:font-size="10pt" fo:language="en" fo:country="US" style:font-name-asian="Times New Roman" style:font-size-asian="10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next-style-name="Standard" style:default-outline-level="1" style:class="text">
      <style:paragraph-properties fo:margin-left="0.248in" fo:margin-right="0in" fo:margin-top="0.1571in" fo:margin-bottom="0.0346in" style:contextual-spacing="false" fo:line-height="0.1665in" fo:orphans="2" fo:widows="2" fo:text-indent="-0.248in" style:auto-text-indent="false"/>
      <style:text-properties fo:text-transform="uppercase" style:use-window-font-color="true" style:font-name="Helvetica" fo:font-size="10pt" fo:language="en" fo:country="US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margin-top="0.0764in" fo:margin-bottom="0.0362in" style:contextual-spacing="false" fo:line-height="0.1665in" fo:orphans="2" fo:widows="2"/>
      <style:text-properties style:use-window-font-color="true" style:font-name="Times New Roman" fo:font-size="10pt" fo:language="en" fo:country="US" fo:font-weight="bold" style:font-name-asian="Arial" style:font-size-asian="10pt" style:font-weight-asian="bold" style:font-name-complex="Times New Roman" style:font-size-complex="10pt" style:language-complex="ar" style:country-complex="SA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 fo:margin-top="0in" fo:margin-bottom="0.361in" style:contextual-spacing="false" fo:line-height="0.111in">
        <style:tab-stops>
          <style:tab-stop style:position="3in" style:type="center"/>
          <style:tab-stop style:position="6in" style:type="right"/>
        </style:tab-stops>
      </style:paragraph-properties>
      <style:text-properties style:font-name="Helvetica" fo:font-size="8pt" fo:font-style="italic" fo:font-weight="bold" style:font-size-asian="8pt" style:font-style-asian="italic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fo:margin-top="0.0138in" fo:margin-bottom="0in" style:contextual-spacing="false" fo:line-height="0.139in"/>
      <style:text-properties style:font-name="Times New Roman" fo:font-size="8pt" style:font-size-asian="8pt" style:font-size-complex="10pt"/>
    </style:style>
    <style:style style:name="Catchline" style:family="paragraph">
      <style:paragraph-properties fo:margin-top="0.0972in" fo:margin-bottom="0in" style:contextual-spacing="false" fo:line-height="0.111in" fo:text-align="end" style:justify-single-word="false" fo:orphans="2" fo:widows="2"/>
      <style:text-properties style:use-window-font-color="true" style:font-name="Helvetica" fo:font-size="8pt" fo:language="en" fo:country="US" fo:font-style="italic" style:font-name-asian="Arial" style:font-size-asian="8pt" style:font-style-asian="italic" style:font-name-complex="Times New Roman" style:font-size-complex="10pt" style:language-complex="ar" style:country-complex="SA"/>
    </style:style>
    <style:style style:name="DOI_20_Line" style:display-name="DOI Line" style:family="paragraph" style:parent-style-name="Catchline">
      <style:paragraph-properties fo:margin-top="0.0307in" fo:margin-bottom="0in" style:contextual-spacing="false"/>
    </style:style>
    <style:style style:name="Article_20_title" style:display-name="Article title" style:family="paragraph">
      <style:paragraph-properties fo:margin-top="0.0638in" fo:margin-bottom="0in" style:contextual-spacing="false" fo:line-height="0.2917in" fo:orphans="2" fo:widows="2"/>
      <style:text-properties style:use-window-font-color="true" style:font-name="Helvetica" fo:font-size="16pt" fo:language="en" fo:country="US" fo:font-weight="bold" style:font-name-asian="Arial" style:font-size-asian="16pt" style:font-weight-asian="bold" style:font-name-complex="Times New Roman" style:font-size-complex="10pt" style:language-complex="ar" style:country-complex="SA"/>
    </style:style>
    <style:style style:name="Author_20_name" style:display-name="Author name" style:family="paragraph">
      <style:paragraph-properties fo:margin-top="0.0484in" fo:margin-bottom="0in" style:contextual-spacing="false" fo:line-height="0.2083in" fo:orphans="2" fo:widows="2"/>
      <style:text-properties style:use-window-font-color="true" style:font-name="Helvetica-Light" fo:font-size="13pt" fo:language="en" fo:country="US" style:font-name-asian="Arial" style:font-size-asian="13pt" style:font-name-complex="Times New Roman" style:font-size-complex="10pt" style:language-complex="ar" style:country-complex="SA" style:font-style-complex="italic"/>
    </style:style>
    <style:style style:name="Affilation" style:family="paragraph" style:parent-style-name="Author_20_name">
      <style:paragraph-properties fo:margin-top="0.028in" fo:margin-bottom="0.0362in" style:contextual-spacing="false" fo:line-height="0.1665in"/>
      <style:text-properties fo:font-size="10pt" style:font-size-asian="10pt"/>
    </style:style>
    <style:style style:name="Received" style:family="paragraph" style:parent-style-name="Affilation">
      <style:paragraph-properties fo:margin-top="0in" fo:margin-bottom="0.2043in" style:contextual-spacing="false"/>
      <style:text-properties fo:font-size="8pt" style:font-size-asian="8pt"/>
    </style:style>
    <style:style style:name="Abstract_20_Head" style:display-name="Abstract Head" style:family="paragraph">
      <style:paragraph-properties fo:margin-top="0.1457in" fo:margin-bottom="0.0071in" style:contextual-spacing="false" fo:line-height="0.1528in" fo:text-align="justify" style:justify-single-word="false" fo:orphans="2" fo:widows="2"/>
      <style:text-properties fo:text-transform="uppercase" style:use-window-font-color="true" style:font-name="Helvetica" fo:font-size="8pt" fo:language="en" fo:country="US" fo:font-weight="bold" style:font-name-asian="Arial" style:font-size-asian="8pt" style:font-weight-asian="bold" style:font-name-complex="Times New Roman" style:font-size-complex="10pt" style:language-complex="ar" style:country-complex="SA"/>
    </style:style>
    <style:style style:name="Abstract_20_Text" style:display-name="Abstract Text" style:family="paragraph">
      <style:paragraph-properties fo:line-height="0.1528in" fo:text-align="justify" style:justify-single-word="false" fo:orphans="2" fo:widows="2"/>
      <style:text-properties style:use-window-font-color="true" style:font-name="Helvetica" fo:font-size="8pt" fo:language="en" fo:country="US" style:font-name-asian="Arial" style:font-size-asian="8pt" style:font-name-complex="Times New Roman" style:font-size-complex="10pt" style:language-complex="ar" style:country-complex="SA"/>
    </style:style>
    <style:style style:name="Para" style:family="paragraph">
      <style:paragraph-properties fo:margin-left="0in" fo:margin-right="0in" fo:line-height="0.1528in" fo:text-align="justify" style:justify-single-word="false" fo:orphans="2" fo:widows="2" fo:text-indent="0.1181in" style:auto-text-indent="false"/>
      <style:text-properties style:use-window-font-color="true" style:font-name="Times New Roman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ParaNoInd" style:family="paragraph" style:parent-style-name="Para">
      <style:paragraph-properties fo:margin-left="0in" fo:margin-right="0in" fo:text-indent="0in" style:auto-text-indent="false"/>
    </style:style>
    <style:style style:name="A_20_head" style:display-name="A head" style:family="paragraph" style:parent-style-name="Heading_20_1" style:default-outline-level="" style:list-style-name="">
      <style:paragraph-properties fo:margin-left="0in" fo:margin-right="0in" fo:text-indent="0in" style:auto-text-indent="false"/>
      <style:text-properties fo:font-size="10pt" style:font-size-asian="10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Para_20_with_20_C_20_head" style:display-name="Para with C head" style:family="paragraph" style:parent-style-name="ParaNoInd">
      <style:paragraph-properties fo:margin-top="0.0874in" fo:margin-bottom="0in" style:contextual-spacing="false"/>
    </style:style>
    <style:style style:name="Numbered_20_List" style:display-name="Numbered List" style:family="paragraph" style:parent-style-name="ParaNoInd" style:list-style-name="WW8Num3">
      <style:paragraph-properties fo:margin-left="0.389in" fo:margin-right="0in" fo:margin-top="0.0417in" fo:margin-bottom="0in" style:contextual-spacing="false" fo:text-indent="-0.2709in" style:auto-text-indent="false">
        <style:tab-stops>
          <style:tab-stop style:position="0.389in"/>
        </style:tab-stops>
      </style:paragraph-properties>
    </style:style>
    <style:style style:name="Numbered_20_List_20_first" style:display-name="Numbered List first" style:family="paragraph" style:parent-style-name="Numbered_20_List">
      <style:paragraph-properties fo:margin-top="0.0835in" fo:margin-bottom="0in" style:contextual-spacing="false"/>
    </style:style>
    <style:style style:name="Numbered_20_List_20_last" style:display-name="Numbered List last" style:family="paragraph" style:parent-style-name="Numbered_20_List">
      <style:paragraph-properties fo:margin-top="0.0417in" fo:margin-bottom="0.0835in" style:contextual-spacing="false"/>
    </style:style>
    <style:style style:name="Bulleted_20_List" style:display-name="Bulleted List" style:family="paragraph" style:parent-style-name="ParaNoInd" style:list-style-name="WW8Num5">
      <style:paragraph-properties fo:margin-left="0.2598in" fo:margin-right="0in" fo:margin-top="0.0417in" fo:margin-bottom="0in" style:contextual-spacing="false" fo:text-indent="-0.1417in" style:auto-text-indent="false">
        <style:tab-stops>
          <style:tab-stop style:position="0.2598in"/>
        </style:tab-stops>
      </style:paragraph-properties>
    </style:style>
    <style:style style:name="Bulleted_20_List_20_first" style:display-name="Bulleted List first" style:family="paragraph" style:parent-style-name="Bulleted_20_List">
      <style:paragraph-properties fo:margin-top="0.0835in" fo:margin-bottom="0in" style:contextual-spacing="false"/>
    </style:style>
    <style:style style:name="Bulleted_20_List_20_last" style:display-name="Bulleted List last" style:family="paragraph" style:parent-style-name="Bulleted_20_List">
      <style:paragraph-properties fo:margin-top="0.0417in" fo:margin-bottom="0.0835in" style:contextual-spacing="false"/>
    </style:style>
    <style:style style:name="MTDisplayEquation" style:family="paragraph" style:parent-style-name="ParaNoInd" style:next-style-name="Standard">
      <style:paragraph-properties>
        <style:tab-stops>
          <style:tab-stop style:position="1.6945in" style:type="center"/>
          <style:tab-stop style:position="3.3752in" style:type="right"/>
        </style:tab-stops>
      </style:paragraph-properties>
    </style:style>
    <style:style style:name="CopyrightLine" style:family="paragraph" style:parent-style-name="Footer">
      <style:paragraph-properties fo:line-height="0.139in">
        <style:tab-stops>
          <style:tab-stop style:position="7in" style:type="right"/>
        </style:tab-stops>
      </style:paragraph-properties>
      <style:text-properties style:font-name="Helvetica" fo:font-size="7pt" style:font-size-asian="7pt"/>
    </style:style>
    <style:style style:name="Unnumbered_20_List" style:display-name="Unnumbered List" style:family="paragraph" style:parent-style-name="ParaNoInd">
      <style:paragraph-properties fo:margin-left="0.278in" fo:margin-right="0in" fo:text-indent="-0.278in" style:auto-text-indent="false"/>
    </style:style>
    <style:style style:name="Unnumbered_20_List_20_first" style:display-name="Unnumbered List first" style:family="paragraph" style:parent-style-name="Unnumbered_20_List">
      <style:paragraph-properties fo:margin-top="0.0835in" fo:margin-bottom="0in" style:contextual-spacing="false"/>
    </style:style>
    <style:style style:name="Unnumbered_20_List_20_last" style:display-name="Unnumbered List last" style:family="paragraph" style:parent-style-name="Unnumbered_20_List">
      <style:paragraph-properties fo:margin-top="0in" fo:margin-bottom="0.0835in" style:contextual-spacing="false"/>
    </style:style>
    <style:style style:name="Equation_20_Display" style:display-name="Equation Display" style:family="paragraph" style:parent-style-name="MTDisplayEquation">
      <style:paragraph-properties fo:margin-top="0.0835in" fo:margin-bottom="0.0835in" style:contextual-spacing="false" fo:line-height="100%"/>
    </style:style>
    <style:style style:name="Figure_20_Caption" style:display-name="Figure Caption" style:family="paragraph">
      <style:paragraph-properties fo:margin-top="0.2016in" fo:margin-bottom="0.1665in" style:contextual-spacing="false" fo:line-height="0.139in" fo:text-align="justify" style:justify-single-word="false" fo:orphans="2" fo:widows="2"/>
      <style:text-properties style:use-window-font-color="true" style:font-name="Times New Roman" fo:font-size="8pt" fo:language="en" fo:country="US" style:font-name-asian="Arial" style:font-size-asian="8pt" style:font-name-complex="Times New Roman" style:font-size-complex="10pt" style:language-complex="ar" style:country-complex="SA"/>
    </style:style>
    <style:style style:name="Table_20_caption" style:display-name="Table caption" style:family="paragraph">
      <style:paragraph-properties fo:margin-top="0.1665in" fo:margin-bottom="0.1807in" style:contextual-spacing="false" fo:line-height="0.139in" fo:orphans="2" fo:widows="2"/>
      <style:text-properties style:use-window-font-color="true" style:font-name="Times New Roman" fo:font-size="8pt" fo:language="en" fo:country="US" style:font-name-asian="Arial" style:font-size-asian="8pt" style:font-name-complex="Times New Roman" style:font-size-complex="10pt" style:language-complex="ar" style:country-complex="SA"/>
    </style:style>
    <style:style style:name="Table_20_body" style:display-name="Table body" style:family="paragraph">
      <style:paragraph-properties fo:margin-left="0.111in" fo:margin-right="0in" fo:line-height="0.139in" fo:orphans="2" fo:widows="2" fo:text-indent="-0.111in" style:auto-text-indent="false"/>
      <style:text-properties style:use-window-font-color="true" style:font-name="Times New Roman" fo:font-size="8pt" fo:language="en" fo:country="US" style:font-name-asian="Arial" style:font-size-asian="8pt" style:font-name-complex="Times New Roman" style:font-size-complex="10pt" style:language-complex="ar" style:country-complex="SA"/>
    </style:style>
    <style:style style:name="Table_20_Column_20_head" style:display-name="Table Column head" style:family="paragraph" style:parent-style-name="Table_20_body">
      <style:paragraph-properties fo:margin-top="0.0555in" fo:margin-bottom="0.0972in" style:contextual-spacing="false"/>
    </style:style>
    <style:style style:name="Table_20_body_20_first" style:display-name="Table body first" style:family="paragraph" style:parent-style-name="Table_20_body">
      <style:paragraph-properties fo:margin-top="0.0626in" fo:margin-bottom="0in" style:contextual-spacing="false"/>
    </style:style>
    <style:style style:name="Table_20_body_20_last" style:display-name="Table body last" style:family="paragraph" style:parent-style-name="Table_20_body">
      <style:paragraph-properties fo:margin-top="0in" fo:margin-bottom="0.0929in" style:contextual-spacing="false"/>
    </style:style>
    <style:style style:name="Table_20_footnote" style:display-name="Table footnote" style:family="paragraph">
      <style:paragraph-properties fo:margin-top="0.0555in" fo:margin-bottom="0in" style:contextual-spacing="false" fo:line-height="0.1252in" fo:text-align="justify" style:justify-single-word="false" fo:orphans="2" fo:widows="2"/>
      <style:text-properties style:use-window-font-color="true" style:font-name="Times New Roman" fo:font-size="7pt" fo:language="en" fo:country="US" style:font-name-asian="Arial" style:font-size-asian="7pt" style:font-name-complex="Times New Roman" style:font-size-complex="10pt" style:language-complex="ar" style:country-complex="SA"/>
    </style:style>
    <style:style style:name="Ack_20_Head" style:display-name="Ack Head" style:family="paragraph" style:parent-style-name="A_20_head"/>
    <style:style style:name="Ack_20_Text" style:display-name="Ack Text" style:family="paragraph" style:parent-style-name="ParaNoInd"/>
    <style:style style:name="Ref_20_Head" style:display-name="Ref Head" style:family="paragraph" style:parent-style-name="A_20_head"/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Arial" style:font-size-asian="7pt" style:font-name-complex="Times New Roman" style:font-size-complex="10pt" style:language-complex="ar" style:country-complex="SA"/>
    </style:style>
    <style:style style:name="B_20_Head" style:display-name="B Head" style:family="paragraph" style:list-style-name="WW8Num6">
      <style:paragraph-properties fo:margin-top="0.0693in" fo:margin-bottom="0.0417in" style:contextual-spacing="false" fo:line-height="0.1807in" fo:orphans="2" fo:widows="2"/>
      <style:text-properties style:use-window-font-color="true" style:font-name="Helvetica" fo:font-size="10pt" fo:language="en" fo:country="US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Article_20_Type" style:display-name="Article Type" style:family="paragraph">
      <style:paragraph-properties fo:margin-top="0.111in" fo:margin-bottom="0in" style:contextual-spacing="false" fo:orphans="2" fo:widows="2"/>
      <style:text-properties style:use-window-font-color="true" style:font-name="Helvetica" fo:font-size="12pt" fo:language="en" fo:country="US" fo:font-style="italic" style:font-name-asian="Arial" style:font-size-asian="12pt" style:font-style-asian="italic" style:font-name-complex="Times New Roman" style:font-size-complex="10pt" style:language-complex="ar" style:country-complex="SA"/>
    </style:style>
    <style:style style:name="_3c_Para_3e_" style:display-name="&lt;Para&gt;" style:family="paragraph" style:parent-style-name="Para">
      <style:paragraph-properties fo:line-height="0.139in"/>
      <style:text-properties fo:font-size="8pt" style:font-size-asian="8pt"/>
    </style:style>
    <style:style style:name="_3c_ParaNoInd_3e_" style:display-name="&lt;ParaNoInd&gt;" style:family="paragraph" style:parent-style-name="ParaNoInd">
      <style:paragraph-properties fo:line-height="0.139in"/>
      <style:text-properties fo:font-size="8pt" style:font-size-asian="8pt"/>
    </style:style>
    <style:style style:name="_3c_Para_20_with_20_C_20_head_3e_" style:display-name="&lt;Para with C head&gt;" style:family="paragraph" style:parent-style-name="Para_20_with_20_C_20_head">
      <style:paragraph-properties fo:line-height="0.139in"/>
      <style:text-properties fo:font-size="8pt" style:font-size-asian="8pt"/>
    </style:style>
    <style:style style:name="_3c_Equation_20_Display_3e_" style:display-name="&lt;Equation Display&gt;" style:family="paragraph" style:parent-style-name="Equation_20_Display">
      <style:text-properties fo:font-size="8pt" style:font-size-asian="8pt"/>
    </style:style>
    <style:style style:name="_3c_Figure_20_Caption_3e_" style:display-name="&lt;Figure Caption&gt;" style:family="paragraph" style:parent-style-name="Figure_20_Caption">
      <style:paragraph-properties fo:line-height="0.1252in"/>
      <style:text-properties fo:font-size="7pt" style:font-size-asian="7pt"/>
    </style:style>
    <style:style style:name="_3c_Table_20_body_3e_" style:display-name="&lt;Table body&gt;" style:family="paragraph" style:parent-style-name="Table_20_body">
      <style:paragraph-properties fo:margin-left="0.1102in" fo:margin-right="0in" fo:line-height="0.1252in" fo:text-indent="-0.1102in" style:auto-text-indent="false"/>
      <style:text-properties fo:font-size="7pt" style:font-size-asian="7pt"/>
    </style:style>
    <style:style style:name="_3c_Table_20_body_20_first_3e_" style:display-name="&lt;Table body first&gt;" style:family="paragraph" style:parent-style-name="Table_20_body_20_first">
      <style:paragraph-properties fo:margin-left="0.1102in" fo:margin-right="0in" fo:line-height="0.1252in" fo:text-indent="-0.1102in" style:auto-text-indent="false"/>
      <style:text-properties fo:font-size="7pt" style:font-size-asian="7pt"/>
    </style:style>
    <style:style style:name="_3c_Table_20_body_20_last_3e_" style:display-name="&lt;Table body last&gt;" style:family="paragraph" style:parent-style-name="Table_20_body_20_last">
      <style:paragraph-properties fo:margin-left="0.1102in" fo:margin-right="0in" fo:line-height="0.1252in" fo:text-indent="-0.1102in" style:auto-text-indent="false"/>
    </style:style>
    <style:style style:name="_3c_Table_20_caption_3e_" style:display-name="&lt;Table caption&gt;" style:family="paragraph" style:parent-style-name="Table_20_caption">
      <style:paragraph-properties fo:line-height="0.1252in"/>
    </style:style>
    <style:style style:name="_3c_Table_20_Column_20_head_3e_" style:display-name="&lt;Table Column head&gt;" style:family="paragraph" style:parent-style-name="Table_20_Column_20_head">
      <style:paragraph-properties fo:margin-left="0.1102in" fo:margin-right="0in" fo:line-height="0.1252in" fo:text-indent="-0.1102in" style:auto-text-indent="false"/>
      <style:text-properties fo:font-size="7pt" style:font-size-asian="7pt"/>
    </style:style>
    <style:style style:name="_3c_Table_20_footnote_3e_" style:display-name="&lt;Table footnote&gt;" style:family="paragraph" style:parent-style-name="Table_20_footnote">
      <style:paragraph-properties fo:line-height="0.111in"/>
      <style:text-properties fo:font-size="6pt" style:font-size-asian="6pt"/>
    </style:style>
    <style:style style:name="_3c_Numbered_20_List_3e_" style:display-name="&lt;Numbered List&gt;" style:family="paragraph" style:parent-style-name="Numbered_20_List">
      <style:paragraph-properties fo:margin-left="0.3898in" fo:margin-right="0in" fo:line-height="0.139in" fo:text-indent="-0.2717in" style:auto-text-indent="false"/>
      <style:text-properties fo:font-size="8pt" style:font-size-asian="8pt"/>
    </style:style>
    <style:style style:name="_3c_Numbered_20_List_20_first_3e_" style:display-name="&lt;Numbered List first&gt;" style:family="paragraph" style:parent-style-name="Numbered_20_List_20_first">
      <style:paragraph-properties fo:margin-left="0.3898in" fo:margin-right="0in" fo:line-height="0.139in" fo:text-indent="-0.2717in" style:auto-text-indent="false"/>
      <style:text-properties fo:font-size="8pt" style:font-size-asian="8pt"/>
    </style:style>
    <style:style style:name="_3c_Numbered_20_List_20_last_3e_" style:display-name="&lt;Numbered List last&gt;" style:family="paragraph" style:parent-style-name="Numbered_20_List_20_last">
      <style:paragraph-properties fo:margin-left="0.3898in" fo:margin-right="0in" fo:line-height="0.139in" fo:text-indent="-0.2717in" style:auto-text-indent="false"/>
      <style:text-properties fo:font-size="8pt" style:font-size-asian="8pt"/>
    </style:style>
    <style:style style:name="_3c_Bulleted_20_List_3e_" style:display-name="&lt;Bulleted List&gt;" style:family="paragraph" style:parent-style-name="Bulleted_20_List">
      <style:paragraph-properties fo:line-height="0.139in"/>
      <style:text-properties fo:font-size="8pt" style:font-size-asian="8pt"/>
    </style:style>
    <style:style style:name="_3c_Bulleted_20_List_20_first_3e_" style:display-name="&lt;Bulleted List first&gt;" style:family="paragraph" style:parent-style-name="Bulleted_20_List_20_first">
      <style:paragraph-properties fo:line-height="0.139in"/>
      <style:text-properties fo:font-size="8pt" style:font-size-asian="8pt"/>
    </style:style>
    <style:style style:name="_3c_Bulleted_20_List_20_last_3e_" style:display-name="&lt;Bulleted List last&gt;" style:family="paragraph" style:parent-style-name="Bulleted_20_List_20_last">
      <style:paragraph-properties fo:line-height="0.139in"/>
      <style:text-properties fo:font-size="8pt" style:font-size-asian="8pt"/>
    </style:style>
    <style:style style:name="_3c_Unnumbered_20_List_3e_" style:display-name="&lt;Unnumbered List&gt;" style:family="paragraph" style:parent-style-name="Unnumbered_20_List">
      <style:paragraph-properties fo:margin-left="0.2799in" fo:margin-right="0in" fo:line-height="0.139in" fo:text-indent="-0.2799in" style:auto-text-indent="false"/>
      <style:text-properties fo:font-size="8pt" style:font-size-asian="8pt"/>
    </style:style>
    <style:style style:name="_3c_Unnumbered_20_List_20_first_3e_" style:display-name="&lt;Unnumbered List first&gt;" style:family="paragraph" style:parent-style-name="Unnumbered_20_List_20_first">
      <style:paragraph-properties fo:margin-left="0.2799in" fo:margin-right="0in" fo:line-height="0.139in" fo:text-indent="-0.2799in" style:auto-text-indent="false"/>
      <style:text-properties fo:font-size="8pt" style:font-size-asian="8pt"/>
    </style:style>
    <style:style style:name="_3c_Unnumbered_20_List_20_last_3e_" style:display-name="&lt;Unnumbered List last&gt;" style:family="paragraph" style:parent-style-name="Unnumbered_20_List_20_last">
      <style:paragraph-properties fo:margin-left="0.2799in" fo:margin-right="0in" fo:line-height="0.139in" fo:text-indent="-0.2799in" style:auto-text-indent="false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Default_20_Paragraph_20_Font" style:display-name="Default Paragraph Font" style:family="text"/>
    <style:style style:name="Line_20_numbering" style:display-name="Line numbering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>
      <style:text-properties style:font-name="Helvetica" fo:font-size="9pt" fo:font-weight="bold" style:font-size-asian="9pt" style:font-weight-asian="bold"/>
    </style:style>
    <style:style style:name="C_20_head" style:display-name="C head" style:family="text" style:parent-style-name="Default_20_Paragraph_20_Font">
      <style:text-properties style:font-name="Times New Roman" fo:font-size="9pt" fo:font-style="italic" style:font-size-asian="9pt" style:font-style-asian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78in" fo:text-indent="-0.378in" fo:margin-left="0.378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378in" fo:text-indent="-0.378in" fo:margin-left="0.37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429in" fo:margin-left="0.242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3819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78in" fo:text-indent="-0.378in" fo:margin-left="0.37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389in" fo:text-indent="-0.2709in" fo:margin-left="0.389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">
      <style:paragraph-properties fo:margin-top="0in" fo:margin-bottom="0in" style:contextual-spacing="false"/>
    </style:style>
    <style:style style:name="MT1" style:family="text"/>
    <style:style style:name="Mgr1" style:family="graphic">
      <style:graphic-properties draw:stroke="solid" svg:stroke-width="0.007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page-layout style:name="Mpm1" style:page-usage="mirrored">
      <style:page-layout-properties fo:page-width="8.5in" fo:page-height="11in" style:num-format="1" style:print-orientation="portrait" fo:margin-top="0.489in" fo:margin-bottom="0.5484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835in" fo:margin-left="0in" fo:margin-right="0in" fo:margin-bottom="0.4445in" style:dynamic-spacing="true"/>
      </style:header-style>
      <style:footer-style>
        <style:header-footer-properties fo:min-height="0.4638in" fo:margin-left="0in" fo:margin-right="0in" fo:margin-top="0.4252in" style:dynamic-spacing="true"/>
      </style:footer-style>
    </style:page-layout>
    <style:page-layout style:name="Mpm2" style:page-usage="mirrored">
      <style:page-layout-properties fo:page-width="8.5in" fo:page-height="11in" style:num-format="1" style:print-orientation="portrait" fo:margin-top="0.972in" fo:margin-bottom="0.5484in" fo:margin-left="0.75in" fo:margin-right="0.7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.4638in" fo:margin-left="0in" fo:margin-right="0in" fo:margin-top="0.4252in" style:dynamic-spacing="true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9571in" fo:margin-bottom="0.5791in" fo:margin-left="0.748in" fo:margin-right="0.74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.4445in" fo:margin-left="0in" fo:margin-right="0in" fo:margin-top="0.4055in" style:dynamic-spacing="true"/>
      </style:footer-style>
    </style:page-layout>
    <style:page-layout style:name="Mpm4" style:page-usage="mirrored">
      <style:page-layout-properties fo:page-width="8.5in" fo:page-height="11in" style:num-format="1" style:print-orientation="portrait" fo:margin-top="0.4882in" fo:margin-bottom="0.5791in" fo:margin-left="0.748in" fo:margin-right="0.74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689in" fo:margin-left="0in" fo:margin-right="0in" fo:margin-bottom="0.4299in" style:dynamic-spacing="true"/>
      </style:header-style>
      <style:footer-style>
        <style:header-footer-properties fo:min-height="0.4445in" fo:margin-left="0in" fo:margin-right="0in" fo:margin-top="0.40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1" draw:style-name="Mgr1" draw:text-style-name="MP2" svg:x1="0in" svg:y1="0.7165in" svg:x2="7in" svg:y2="0.7165in"><text:p/></draw:line>Manuscript Title</text:p>
      </style:header>
      <style:header-left style:display="false">
        <text:p text:style-name="Header"><draw:line text:anchor-type="char" draw:z-index="0" draw:style-name="Mgr1" draw:text-style-name="MP2" svg:x1="0in" svg:y1="0.7165in" svg:x2="7in" svg:y2="0.7165in"><text:p/></draw:line>K.Takahashi et al.</text:p>
      </style:header-left>
      <style:footer>
        <text:p text:style-name="MP3"><draw:line text:anchor-type="char" draw:z-index="4" draw:style-name="Mgr1" draw:text-style-name="MP2" svg:x1="0in" svg:y1="10.2299in" svg:x2="7in" svg:y2="10.2299in"><text:p/></draw:line><text:span text:style-name="Page_20_Number"><text:page-number text:select-page="current"/></text:span></text:p>
      </style:footer>
      <style:footer-left style:display="false">
        <text:p text:style-name="Footer"><draw:line text:anchor-type="char" draw:z-index="3" draw:style-name="Mgr1" draw:text-style-name="MP2" svg:x1="0in" svg:y1="10.2291in" svg:x2="7in" svg:y2="10.2291in"><text:p/></draw:line><text:span text:style-name="Page_20_Number"><text:page-number text:select-page="current"/>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CopyrightLine"><draw:line text:anchor-type="char" draw:z-index="2" draw:style-name="Mgr2" draw:text-style-name="MP2" svg:x1="0in" svg:y1="10.2563in" svg:x2="7in" svg:y2="10.2563in"><text:p/></draw:line>© Oxford University Press 2011<text:tab/><text:span text:style-name="Page_20_Number"><text:page-number text:select-page="current">1</text:page-number></text:span></text:p>
      </style:footer>
    </style:master-page>
    <style:master-page style:name="Convert_20_1" style:display-name="Convert 1" style:page-layout-name="Mpm3" style:next-style-name="Next_20_convert_20_1">
      <style:header>
        <text:p text:style-name="Header"/>
      </style:header>
      <style:footer>
        <text:p text:style-name="CopyrightLine"><draw:line text:anchor-type="char" draw:z-index="9" draw:style-name="Mgr2" draw:text-style-name="MP2" svg:x1="0in" svg:y1="10.2563in" svg:x2="7in" svg:y2="10.2563in"><text:p/></draw:line>© Oxford University Press 2005<text:tab/><text:span text:style-name="Page_20_Number"><text:page-number text:select-page="current"/></text:span></text:p>
      </style:footer>
    </style:master-page>
    <style:master-page style:name="Next_20_convert_20_1" style:display-name="Next convert 1" style:page-layout-name="Mpm4">
      <style:header>
        <text:p text:style-name="MP1"><draw:line text:anchor-type="char" draw:z-index="8" draw:style-name="Mgr1" draw:text-style-name="MP2" svg:x1="0in" svg:y1="0.7165in" svg:x2="7in" svg:y2="0.7165in"><text:p/></draw:line>Manuscript Title</text:p>
      </style:header>
      <style:header-left style:display="false">
        <text:p text:style-name="MP4"><draw:line text:anchor-type="char" draw:z-index="5" draw:style-name="Mgr1" draw:text-style-name="MP2" svg:x1="0in" svg:y1="0.7165in" svg:x2="7in" svg:y2="0.7165in"><text:p/></draw:line>K.Takahashi et al.</text:p>
      </style:header-left>
      <style:footer>
        <text:p text:style-name="MP3"><draw:line text:anchor-type="char" draw:z-index="6" draw:style-name="Mgr1" draw:text-style-name="MP2" svg:x1="0in" svg:y1="10.2299in" svg:x2="7in" svg:y2="10.2299in"><text:p/></draw:line><text:span text:style-name="Page_20_Number"><text:page-number text:select-page="current"/></text:span></text:p>
      </style:footer>
      <style:footer-left style:display="false">
        <text:p text:style-name="Footer"><draw:line text:anchor-type="char" draw:z-index="7" draw:style-name="Mgr1" draw:text-style-name="MP2" svg:x1="0in" svg:y1="10.2295in" svg:x2="7in" svg:y2="10.2295in"><text:p/></draw:line><text:span text:style-name="Page_20_Number"><text:page-number text:select-page="current"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o</dc:title>
    <meta:initial-creator>solver </meta:initial-creator>
    <meta:creation-date>2011-12-23T19:00:55</meta:creation-date>
    <dc:creator>solver </dc:creator>
    <dc:date>2011-12-23T19:59:03</dc:date>
    <meta:print-date>2007-07-04T17:44:00</meta:print-date>
    <meta:editing-cycles>7</meta:editing-cycles>
    <meta:editing-duration>PT00H59M08S</meta:editing-duration>
    <meta:generator>LibreOffice/4.0.2.2$Linux_X86_64 LibreOffice_project/400m0$Build-2</meta:generator>
    <meta:document-statistic meta:table-count="1" meta:image-count="0" meta:object-count="0" meta:page-count="1" meta:paragraph-count="21" meta:word-count="319" meta:character-count="2064" meta:non-whitespace-character-count="1743"/>
    <meta:user-defined meta:name="Client">oup</meta:user-defined>
    <meta:user-defined meta:name="MTWinEqns" meta:value-type="boolean">true</meta:user-defined>
    <meta:user-defined meta:name="_AdHocReviewCycleID" meta:value-type="float">-278729539</meta:user-defined>
    <meta:user-defined meta:name="_AuthorEmail">Bioinformatics@editorialoffice.co.uk</meta:user-defined>
    <meta:user-defined meta:name="_AuthorEmailDisplayName" meta:value-type="string">Bioinformatics Editorial Office</meta:user-defined>
    <meta:user-defined meta:name="_EmailSubject" meta:value-type="string">MS Word Template query</meta:user-defined>
    <meta:user-defined meta:name="_ReviewingToolsShownOnce" meta:value-type="string"/>
  </office:meta>
</office:document-meta>
</file>